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C6400000F5E4561FCBB.svm"/>
  <manifest:file-entry manifest:media-type="" manifest:full-path="Pictures/20000007000022FD00000FFA2BAEBD07.svm"/>
  <manifest:file-entry manifest:media-type="" manifest:full-path="Pictures/20000007000028E4000012680748AF4E.svm"/>
  <manifest:file-entry manifest:media-type="" manifest:full-path="Pictures/200000070000189200000FCDB88E9FA3.svm"/>
  <manifest:file-entry manifest:media-type="" manifest:full-path="Pictures/20000007000032F5000014510CE75388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2" text:anchor-type="paragraph" svg:width="13.046cm" svg:height="5.202cm" draw:z-index="1"><draw:image xlink:href="Pictures/20000007000032F5000014510CE75388.svm" xlink:type="simple" xlink:show="embed" xlink:actuate="onLoad"/>
    </draw:frame><draw:frame draw:style-name="fr1" draw:name="Графический объект1" text:anchor-type="paragraph" svg:width="8.957cm" svg:height="4.09cm" draw:z-index="0"><draw:image xlink:href="Pictures/20000007000022FD00000FFA2BAEBD07.svm" xlink:type="simple" xlink:show="embed" xlink:actuate="onLoad"/>
    </draw:frame></text:p>
      <text:p text:style-name="Standard"><draw:frame draw:style-name="fr1" draw:name="Графический объект3" text:anchor-type="paragraph" svg:width="7.267cm" svg:height="3.933cm" draw:z-index="2"><draw:image xlink:href="Pictures/2000000700001C6400000F5E4561FCBB.svm" xlink:type="simple" xlink:show="embed" xlink:actuate="onLoad"/>
    </draw:frame></text:p>
      <text:p text:style-name="Standard"><draw:frame draw:style-name="fr2" draw:name="Графический объект4" text:anchor-type="paragraph" svg:x="5.353cm" svg:y="5.292cm" svg:width="6.29cm" svg:height="4.045cm" draw:z-index="3"><draw:image xlink:href="Pictures/200000070000189200000FCDB88E9FA3.svm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Графический объект5" text:anchor-type="paragraph" svg:x="3.106cm" svg:y="1.296cm" svg:width="10.469cm" svg:height="4.711cm" draw:z-index="4"><draw:image xlink:href="Pictures/20000007000028E4000012680748AF4E.svm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6M18S</meta:editing-duration>
    <meta:editing-cycles>3</meta:editing-cycles>
    <meta:generator>OpenOffice.org/3.3$Win32 OpenOffice.org_project/330m20$Build-9567</meta:generator>
    <dc:date>2012-12-26T14:22:50.24</dc:date>
    <meta:document-statistic meta:table-count="0" meta:image-count="5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